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1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BS Sequential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Sequential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BS Sequential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Default"/>
          <table:table-cell table:style-name="ce1" table:number-columns-repeated="1015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2']" xlink:type="simple">period_unit2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1" table:number-columns-repeated="2"/>
          <table:table-cell table:style-name="ce13"/>
          <table:table-cell table:style-name="ce15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 table:number-columns-repeated="2"/>
          <table:table-cell table:style-name="ce2"/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00/00/00</text:date>, <text:time style:data-style-name="N2" text:time-value="0000-00-00T00:00:01.02506451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5-01T11:13:25.783000000</dc:date>
    <meta:editing-duration>P1DT6H57M12S</meta:editing-duration>
    <meta:editing-cycles>803</meta:editing-cycles>
    <meta:generator>LibreOffice/4.1.3.2$Windows_x86 LibreOffice_project/70feb7d99726f064edab4605a8ab840c50ec57a</meta:generator>
    <meta:document-statistic meta:table-count="1" meta:cell-count="30" meta:object-count="2"/>
  </office:meta>
</office:document-meta>
</file>